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Lohit Devanagari1" svg:font-family="'Lohit Devanagari'"/>
    <style:font-face style:name="Open Sans" svg:font-family="'Open Sans', sans-serif"/>
    <style:font-face style:name="Tahoma"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3951in" table:align="left"/>
    </style:style>
    <style:style style:name="Table1.A" style:family="table-column">
      <style:table-column-properties style:column-width="0.7569in"/>
    </style:style>
    <style:style style:name="Table1.B" style:family="table-column">
      <style:table-column-properties style:column-width="1.6382in"/>
    </style:style>
    <style:style style:name="Table1.A1" style:family="table-cell">
      <style:table-cell-properties style:vertical-align="middle" fo:padding-left="0in" fo:padding-right="0in" fo:padding-top="0.0194in" fo:padding-bottom="0.0194in" fo:border-left="none" fo:border-right="none" fo:border-top="0.05pt solid #dee2e6" fo:border-bottom="1.5pt solid #dee2e6"/>
    </style:style>
    <style:style style:name="Table1.A2" style:family="table-cell">
      <style:table-cell-properties style:vertical-align="middle" fo:padding-left="0in" fo:padding-right="0in" fo:padding-top="0.0194in" fo:padding-bottom="0in" fo:border-left="none" fo:border-right="none" fo:border-top="0.05pt solid #dee2e6" fo:border-bottom="none"/>
    </style:style>
    <style:style style:name="P1"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222222" style:font-name="Kinnari" fo:font-size="13pt" fo:letter-spacing="normal" fo:font-style="normal" fo:font-weight="normal" officeooo:paragraph-rsid="002492f1" style:font-size-asian="13pt" style:font-size-complex="13pt"/>
    </style:style>
    <style:style style:name="P2"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paragraph-rsid="002492f1" fo:background-color="#ffffff" style:font-size-asian="15pt" style:font-size-complex="15pt"/>
    </style:style>
    <style:style style:name="P3"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fo:background-color="#ffffff" style:font-size-asian="15pt" style:font-size-complex="15pt"/>
    </style:style>
    <style:style style:name="P4"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1c7b96" officeooo:paragraph-rsid="001c7b96" fo:background-color="#ffffff" style:font-size-asian="15pt" style:font-size-complex="15pt"/>
    </style:style>
    <style:style style:name="P5"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1da057" officeooo:paragraph-rsid="001da057" fo:background-color="#ffffff" style:font-size-asian="15pt" style:font-size-complex="15pt"/>
    </style:style>
    <style:style style:name="P6"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1da057" officeooo:paragraph-rsid="00202606" fo:background-color="#ffffff" style:font-size-asian="15pt" style:font-size-complex="15pt"/>
    </style:style>
    <style:style style:name="P7"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202606" officeooo:paragraph-rsid="00202606" fo:background-color="#ffffff" style:font-size-asian="15pt" style:font-size-complex="15pt"/>
    </style:style>
    <style:style style:name="P8"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217975" officeooo:paragraph-rsid="00217975" fo:background-color="#ffffff" style:font-size-asian="15pt" style:font-size-complex="15pt"/>
    </style:style>
    <style:style style:name="P9" style:family="paragraph" style:parent-style-name="Quotations">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style>
    <style:style style:name="P10" style:family="paragraph" style:parent-style-name="Heading_20_2">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fo:background-color="#ffffff" style:font-size-asian="15pt" style:font-size-complex="15pt" loext:padding="0in" loext:border="none"/>
    </style:style>
    <style:style style:name="P11" style:family="paragraph" style:parent-style-name="Heading_20_2">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bold" officeooo:rsid="00202606" officeooo:paragraph-rsid="00202606" fo:background-color="#ffffff" style:font-size-asian="15pt" style:font-size-complex="15pt"/>
    </style:style>
    <style:style style:name="P12" style:family="paragraph" style:parent-style-name="Text_20_body">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fo:background-color="#ffffff" style:font-size-asian="15pt" style:font-size-complex="15pt" loext:padding="0in" loext:border="none"/>
    </style:style>
    <style:style style:name="P13"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4pt" fo:letter-spacing="normal" fo:font-style="normal" style:text-underline-style="none" fo:font-weight="normal" officeooo:rsid="002b67df" officeooo:paragraph-rsid="002f2590" style:text-blinking="false" fo:background-color="transparent" style:font-size-asian="13pt" style:font-size-complex="13pt"/>
    </style:style>
    <style:style style:name="P14"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17975" officeooo:paragraph-rsid="00217975" style:text-blinking="false" fo:background-color="#ffffff" style:font-size-asian="15pt" style:font-size-complex="15pt"/>
    </style:style>
    <style:style style:name="P15"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730bb" officeooo:paragraph-rsid="002730bb" style:text-blinking="false" fo:background-color="#ffffff" style:font-size-asian="15pt" style:font-size-complex="15pt"/>
    </style:style>
    <style:style style:name="P16"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ae88c" officeooo:paragraph-rsid="002ae88c" style:text-blinking="false" fo:background-color="#ffffff" style:font-size-asian="15pt" style:font-size-complex="15pt"/>
    </style:style>
    <style:style style:name="P17"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b67df" officeooo:paragraph-rsid="002b67df" style:text-blinking="false" fo:background-color="#ffffff" style:font-size-asian="15pt" style:font-size-complex="15pt"/>
    </style:style>
    <style:style style:name="P18"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b67df" officeooo:paragraph-rsid="002f2590" style:text-blinking="false" fo:background-color="#ffffff" style:font-size-asian="15pt" style:font-size-complex="15pt"/>
    </style:style>
    <style:style style:name="P19"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2f2590" officeooo:paragraph-rsid="002f2590" style:text-blinking="false" fo:background-color="#ffffff" style:font-size-asian="15pt" style:font-size-complex="15pt"/>
    </style:style>
    <style:style style:name="P20"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30d3e5" officeooo:paragraph-rsid="0030d3e5" style:text-blinking="false" fo:background-color="#ffffff" style:font-size-asian="15pt" style:font-size-complex="15pt"/>
    </style:style>
    <style:style style:name="P21"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text-line-through-style="none" style:text-line-through-type="none" style:font-name="Kinnari" fo:font-size="15pt" fo:letter-spacing="normal" fo:font-style="normal" style:text-underline-style="none" fo:font-weight="normal" officeooo:rsid="00320d38" officeooo:paragraph-rsid="00320d38" style:text-blinking="false" fo:background-color="#ffffff" style:font-size-asian="15pt" style:font-size-complex="15pt"/>
    </style:style>
    <style:style style:name="P22"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paragraph-rsid="00320d38" fo:background-color="#ffffff" style:font-size-asian="15pt" style:font-size-complex="15pt"/>
    </style:style>
    <style:style style:name="P23"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339688" officeooo:paragraph-rsid="00339688" fo:background-color="#ffffff" style:font-size-asian="15pt" style:font-size-complex="15pt"/>
    </style:style>
    <style:style style:name="P24"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352c46" officeooo:paragraph-rsid="00352c46" fo:background-color="#ffffff" style:font-size-asian="15pt" style:font-size-complex="15pt"/>
    </style:style>
    <style:style style:name="P25"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Open Sans" fo:font-size="15pt" fo:letter-spacing="normal" fo:font-style="normal" fo:font-weight="normal" officeooo:rsid="0034c03d" officeooo:paragraph-rsid="0034c03d" fo:background-color="#ffffff" style:font-size-asian="15pt" style:font-size-complex="15pt"/>
    </style:style>
    <style:style style:name="P26"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style>
    <style:style style:name="P27" style:family="paragraph" style:parent-style-name="Preformatted_20_Text">
      <loext:graphic-properties draw:fill="solid" draw:fill-color="#f4fbf4" draw:opacity="100%"/>
      <style:paragraph-properties fo:margin-left="0in" fo:margin-right="0in" fo:margin-top="0in" fo:margin-bottom="0in" loext:contextual-spacing="false" fo:orphans="2" fo:widows="2" fo:text-indent="0in" style:auto-text-indent="false" fo:background-color="#f4fbf4" fo:padding="0in" fo:border="none"/>
    </style:style>
    <style:style style:name="P2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style>
    <style:style style:name="P29" style:family="paragraph" style:parent-style-name="Preformatted_20_Text">
      <style:paragraph-properties fo:margin-left="0in" fo:margin-right="0in" fo:margin-top="0in" fo:margin-bottom="0in" loext:contextual-spacing="false" fo:line-height="171%" fo:orphans="2" fo:widows="2" fo:text-indent="0in" style:auto-text-indent="false"/>
    </style:style>
    <style:style style:name="P30"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222222" style:font-name="Kinnari" fo:font-size="12pt" fo:letter-spacing="normal" fo:font-style="normal" fo:font-weight="normal" officeooo:paragraph-rsid="002492f1"/>
    </style:style>
    <style:style style:name="P31"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Kinnari" fo:font-size="15pt" fo:letter-spacing="normal" fo:font-style="normal" fo:font-weight="normal" fo:background-color="#ffffff" style:font-size-asian="15pt" style:font-size-complex="15pt"/>
    </style:style>
    <style:style style:name="P32"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Kinnari" fo:font-size="15pt" fo:letter-spacing="normal" fo:font-style="normal" fo:font-weight="normal" officeooo:paragraph-rsid="002492f1" fo:background-color="#ffffff" style:font-size-asian="15pt" style:font-size-complex="15pt"/>
    </style:style>
    <style:style style:name="P33" style:family="paragraph" style:parent-style-name="Preformatted_20_Text">
      <loext:graphic-properties draw:fill="solid" draw:fill-color="#f8f9fa" draw:opacity="100%"/>
      <style:paragraph-properties fo:margin-left="0in" fo:margin-right="0in" fo:margin-top="0.2083in" fo:margin-bottom="0.0972in" loext:contextual-spacing="false" fo:text-align="justify" style:justify-single-word="false" fo:orphans="2" fo:widows="2" fo:text-indent="0in" style:auto-text-indent="false" fo:background-color="#f8f9fa" fo:padding="0in" fo:border="none"/>
    </style:style>
    <style:style style:name="P34" style:family="paragraph" style:parent-style-name="Text_20_body">
      <style:text-properties fo:font-variant="normal" fo:text-transform="none" fo:color="#333333" style:font-name="Helvetica" fo:font-size="19.5pt" fo:letter-spacing="normal" fo:font-style="normal" fo:font-weight="bold" officeooo:rsid="001af569" officeooo:paragraph-rsid="001af569"/>
    </style:style>
    <style:style style:name="P35" style:family="paragraph" style:parent-style-name="Text_20_body">
      <style:text-properties fo:font-variant="normal" fo:text-transform="none" fo:color="#000000" style:font-name="Kinnari" fo:font-size="15pt" fo:letter-spacing="normal" fo:font-style="normal" fo:font-weight="normal" officeooo:rsid="001af569" officeooo:paragraph-rsid="001af569" fo:background-color="#ffffff" style:font-size-asian="15pt" style:font-weight-asian="normal" style:font-size-complex="15pt" style:font-weight-complex="normal"/>
    </style:style>
    <style:style style:name="P36" style:family="paragraph" style:parent-style-name="Text_20_body">
      <style:text-properties fo:font-variant="normal" fo:text-transform="none" fo:color="#000000" style:font-name="Kinnari" fo:font-size="15pt" fo:letter-spacing="normal" fo:font-style="normal" fo:font-weight="normal" officeooo:rsid="001b74e3" officeooo:paragraph-rsid="001b74e3" fo:background-color="#ffffff" style:font-size-asian="15pt" style:font-weight-asian="normal" style:font-size-complex="15pt" style:font-weight-complex="normal"/>
    </style:style>
    <style:style style:name="P37" style:family="paragraph" style:parent-style-name="Text_20_body">
      <style:text-properties fo:font-variant="normal" fo:text-transform="none" fo:color="#000000" style:font-name="Kinnari" fo:font-size="15pt" fo:letter-spacing="normal" fo:font-style="normal" fo:font-weight="bold" officeooo:rsid="001af569" officeooo:paragraph-rsid="001af569" fo:background-color="#ffffff" style:font-size-asian="15pt" style:font-size-complex="15pt"/>
    </style:style>
    <style:style style:name="P38" style:family="paragraph" style:parent-style-name="Text_20_body">
      <style:text-properties fo:font-variant="normal" fo:text-transform="none" fo:color="#000000" style:font-name="Kinnari" fo:font-size="15pt" fo:letter-spacing="normal" fo:font-style="normal" fo:font-weight="bold" officeooo:rsid="001b74e3" officeooo:paragraph-rsid="001b74e3" fo:background-color="#ffffff" style:font-size-asian="15pt" style:font-size-complex="15pt"/>
    </style:style>
    <style:style style:name="P39" style:family="paragraph" style:parent-style-name="Text_20_body">
      <style:text-properties officeooo:rsid="0013a9a9" officeooo:paragraph-rsid="0013a9a9"/>
    </style:style>
    <style:style style:name="P40" style:family="paragraph" style:parent-style-name="Heading_20_2">
      <style:text-properties fo:font-variant="normal" fo:text-transform="none" fo:color="#000000" style:font-name="Kinnari" fo:font-size="15pt" fo:letter-spacing="normal" fo:font-style="normal" fo:font-weight="bold" officeooo:rsid="001af569" officeooo:paragraph-rsid="001af569" fo:background-color="#ffffff" style:font-size-asian="15pt" style:font-size-complex="15pt"/>
    </style:style>
    <style:style style:name="P41" style:family="paragraph" style:parent-style-name="Heading_20_2">
      <style:text-properties fo:font-variant="normal" fo:text-transform="none" fo:color="#000000" style:font-name="Kinnari" fo:font-size="15pt" fo:letter-spacing="normal" fo:font-style="normal" fo:font-weight="bold" officeooo:rsid="0013a9a9" officeooo:paragraph-rsid="0013a9a9" fo:background-color="#ffffff" style:font-size-asian="15pt" style:font-size-complex="15pt"/>
    </style:style>
    <style:style style:name="P42" style:family="paragraph" style:parent-style-name="Table_20_Heading">
      <style:text-properties fo:color="#000000" style:font-name="Kinnari" fo:font-size="15pt" fo:background-color="#ffffff" style:font-size-asian="15pt" style:font-size-complex="15pt"/>
    </style:style>
    <style:style style:name="P43" style:family="paragraph" style:parent-style-name="Standard">
      <style:paragraph-properties fo:text-align="center" style:justify-single-word="false"/>
      <style:text-properties fo:color="#000000" style:font-name="Kinnari" fo:font-size="15pt" officeooo:rsid="0013a9a9" officeooo:paragraph-rsid="0013a9a9" fo:background-color="#ffffff" style:font-size-asian="15pt" style:font-size-complex="15pt"/>
    </style:style>
    <style:style style:name="P44" style:family="paragraph" style:parent-style-name="Standard">
      <style:paragraph-properties fo:text-align="justify" style:justify-single-word="false"/>
      <style:text-properties fo:color="#000000" style:font-name="Kinnari" fo:font-size="15pt" officeooo:rsid="0013a9a9" officeooo:paragraph-rsid="0013a9a9" fo:background-color="#ffffff" style:font-size-asian="15pt" style:font-size-complex="15pt"/>
    </style:style>
    <style:style style:name="P45" style:family="paragraph" style:parent-style-name="Standard">
      <style:text-properties fo:color="#000000" style:font-name="Kinnari" fo:font-size="15pt" officeooo:rsid="0013a9a9" officeooo:paragraph-rsid="0013a9a9" fo:background-color="#ffffff" style:font-size-asian="15pt" style:font-size-complex="15pt"/>
    </style:style>
    <style:style style:name="P46" style:family="paragraph" style:parent-style-name="Table_20_Contents">
      <style:text-properties fo:color="#000000" style:font-name="Kinnari" fo:font-size="15pt" fo:background-color="#ffffff" style:font-size-asian="15pt" style:font-size-complex="15pt"/>
    </style:style>
    <style:style style:name="P47" style:family="paragraph" style:parent-style-name="Standard">
      <loext:graphic-properties draw:fill="solid" draw:fill-color="#f2f6fa" draw:opacity="100%"/>
      <style:paragraph-properties fo:margin-left="0in" fo:margin-right="0in" fo:margin-top="0.25in" fo:margin-bottom="0.25in" loext:contextual-spacing="false" fo:text-align="justify" style:justify-single-word="false" fo:orphans="2" fo:widows="2" fo:text-indent="0in" style:auto-text-indent="false" fo:background-color="#f2f6fa" fo:padding="0in" fo:border="none"/>
      <style:text-properties fo:font-variant="normal" fo:text-transform="none" fo:color="#000000" style:font-name="Kinnari" fo:font-size="15pt" fo:letter-spacing="normal" fo:font-style="normal" fo:font-weight="normal" officeooo:rsid="00352c46" officeooo:paragraph-rsid="00352c46" fo:background-color="#ffffff" style:font-size-asian="15pt" style:font-size-complex="15pt"/>
    </style:style>
    <style:style style:name="P48" style:family="paragraph" style:parent-style-name="Text_20_body" style:list-style-name="L1">
      <style:paragraph-properties fo:margin-top="0in" fo:margin-bottom="0.0972in" loext:contextual-spacing="false" fo:text-align="justify" style:justify-single-word="false" fo:orphans="2" fo:widows="2"/>
    </style:style>
    <style:style style:name="P49" style:family="paragraph" style:parent-style-name="Text_20_body" style:list-style-name="L2">
      <style:paragraph-properties fo:margin-top="0in" fo:margin-bottom="0.0972in" loext:contextual-spacing="false" fo:text-align="justify" style:justify-single-word="false" fo:orphans="2" fo:widows="2"/>
    </style:style>
    <style:style style:name="P50" style:family="paragraph" style:parent-style-name="Text_20_body" style:list-style-name="L3">
      <style:paragraph-properties fo:margin-top="0in" fo:margin-bottom="0.0972in" loext:contextual-spacing="false" fo:text-align="justify" style:justify-single-word="false" fo:orphans="2" fo:widows="2"/>
    </style:style>
    <style:style style:name="P51" style:family="paragraph" style:parent-style-name="Text_20_body" style:list-style-name="L4">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P52" style:family="paragraph" style:parent-style-name="Text_20_body" style:list-style-name="L5">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P53" style:family="paragraph" style:parent-style-name="Text_20_body" style:list-style-name="L6">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P54" style:family="paragraph" style:parent-style-name="Text_20_body" style:list-style-name="L7">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P55" style:family="paragraph" style:parent-style-name="Text_20_body" style:list-style-name="L8">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P56" style:family="paragraph" style:parent-style-name="Text_20_body" style:list-style-name="L9">
      <style:paragraph-properties fo:margin-left="0in" fo:margin-right="0in" fo:margin-top="0in" fo:margin-bottom="0in" loext:contextual-spacing="false" fo:line-height="171%" fo:orphans="2" fo:widows="2" fo:text-indent="0in" style:auto-text-indent="false" fo:padding="0in" fo:border="none"/>
    </style:style>
    <style:style style:name="P57" style:family="paragraph" style:parent-style-name="Heading_20_1" style:list-style-name="L9">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Kinnari" fo:font-size="15pt" fo:letter-spacing="normal" fo:font-style="normal" fo:font-weight="normal" fo:background-color="#ffffff" style:font-size-asian="15pt" style:font-size-complex="15pt" loext:padding="0in" loext:border="none"/>
    </style:style>
    <style:style style:name="P58" style:family="paragraph" style:parent-style-name="Heading_20_1" style:list-style-name="L10">
      <style:paragraph-properties fo:margin-top="0in" fo:margin-bottom="0.0972in" loext:contextual-spacing="false" fo:text-align="justify" style:justify-single-word="false" fo:orphans="2" fo:widows="2"/>
      <style:text-properties fo:font-variant="normal" fo:text-transform="none" fo:color="#000000" style:font-name="Kinnari" fo:font-size="15pt" fo:letter-spacing="normal" fo:font-style="normal" fo:font-weight="normal" fo:background-color="#ffffff" style:font-size-asian="15pt" style:font-size-complex="15pt"/>
    </style:style>
    <style:style style:name="T1" style:family="text">
      <style:text-properties fo:font-variant="normal" fo:text-transform="none" fo:color="#000000" style:font-name="Kinnari" fo:font-size="15pt" fo:letter-spacing="normal" fo:font-style="normal" fo:font-weight="normal" fo:background-color="#ffffff" loext:char-shading-value="0" style:font-size-asian="15pt" style:font-size-complex="15pt"/>
    </style:style>
    <style:style style:name="T2" style:family="text">
      <style:text-properties fo:font-variant="normal" fo:text-transform="none" fo:color="#000000" style:font-name="Kinnari" fo:font-size="15pt" fo:letter-spacing="normal" fo:font-style="normal" fo:font-weight="normal" fo:background-color="#ffffff" loext:char-shading-value="0" style:font-size-asian="15pt" style:font-size-complex="15pt" loext:padding="0.0193in" loext:border="0.06pt solid #e6e6e6"/>
    </style:style>
    <style:style style:name="T3" style:family="text">
      <style:text-properties fo:font-variant="normal" fo:text-transform="none" fo:color="#000000" style:font-name="Kinnari" fo:font-size="15pt" fo:letter-spacing="normal" fo:font-style="normal" fo:font-weight="normal" fo:background-color="#ffffff" loext:char-shading-value="0" style:font-size-asian="15pt" style:font-size-complex="15pt" loext:padding="0in" loext:border="none"/>
    </style:style>
    <style:style style:name="T4" style:family="text">
      <style:text-properties fo:font-variant="normal" fo:text-transform="none" fo:color="#000000" style:font-name="Kinnari" fo:font-size="15pt" fo:letter-spacing="normal" fo:font-style="italic" fo:font-weight="normal" fo:background-color="#ffffff" loext:char-shading-value="0" style:font-size-asian="15pt" style:font-size-complex="15pt" loext:padding="0in" loext:border="none"/>
    </style:style>
    <style:style style:name="T5" style:family="text">
      <style:text-properties fo:font-weight="normal" style:font-weight-asian="normal" style:font-weight-complex="normal"/>
    </style:style>
    <style:style style:name="T6" style:family="text">
      <style:text-properties officeooo:rsid="00202606"/>
    </style:style>
    <style:style style:name="T7" style:family="text">
      <style:text-properties officeooo:rsid="0021e23f"/>
    </style:style>
    <style:style style:name="T8" style:family="text">
      <style:text-properties officeooo:rsid="002730bb"/>
    </style:style>
    <style:style style:name="T9" style:family="text">
      <style:text-properties officeooo:rsid="002c064b"/>
    </style:style>
    <style:style style:name="T10" style:family="text">
      <style:text-properties style:font-name="Tahoma"/>
    </style:style>
    <style:style style:name="T11" style:family="text">
      <style:text-properties style:font-name="Tahoma" fo:font-weight="bold"/>
    </style:style>
    <style:style style:name="T12" style:family="text">
      <style:text-properties style:font-name="Tahoma" fo:font-style="italic" fo:font-weight="bold"/>
    </style:style>
    <style:style style:name="T13" style:family="text">
      <style:text-properties style:font-name="Tahoma" fo:font-size="15pt" fo:background-color="#ffffff" loext:char-shading-value="0" style:font-size-asian="15pt" style:font-size-complex="15pt"/>
    </style:style>
    <style:style style:name="T14" style:family="text">
      <style:text-properties style:font-name="Tahoma" fo:font-size="15pt" fo:background-color="#ffffff" loext:char-shading-value="0" style:font-size-asian="15pt" style:font-size-complex="15pt" loext:padding="0in" loext:border="none"/>
    </style:style>
    <style:style style:name="T15" style:family="text">
      <style:text-properties style:font-name="Tahoma" fo:font-size="15pt" fo:font-weight="bold" fo:background-color="#ffffff" loext:char-shading-value="0" style:font-size-asian="15pt" style:font-size-complex="15pt"/>
    </style:style>
    <style:style style:name="T16" style:family="text">
      <style:text-properties officeooo:rsid="002f915a"/>
    </style:style>
    <style:style style:name="T17" style:family="text">
      <style:text-properties officeooo:rsid="00320d38"/>
    </style:style>
    <style:style style:name="T18" style:family="text">
      <style:text-properties style:text-line-through-style="none" style:text-line-through-type="none" style:text-underline-style="none" officeooo:rsid="00320d38" style:text-blinking="false"/>
    </style:style>
    <style:style style:name="T19" style:family="text">
      <style:text-properties style:text-line-through-style="none" style:text-line-through-type="none" style:text-underline-style="none" officeooo:rsid="0032ee10" style:text-blinking="false"/>
    </style:style>
    <style:style style:name="T20" style:family="text">
      <style:text-properties fo:font-size="15pt" fo:background-color="#ffffff" loext:char-shading-value="0" style:font-size-asian="15pt" style:font-size-complex="15pt"/>
    </style:style>
    <style:style style:name="T21" style:family="text">
      <style:text-properties style:font-name="Open Sans"/>
    </style:style>
    <style:style style:name="T22" style:family="text">
      <style:text-properties style:font-name="Open Sans" officeooo:rsid="0034c03d"/>
    </style:style>
    <style:style style:name="T23" style:family="text">
      <style:text-properties style:font-name="Open Sans" fo:font-style="italic" style:font-style-asian="italic" style:font-style-complex="italic"/>
    </style:style>
    <style:style style:name="T24" style:family="text">
      <style:text-properties fo:color="#000000" style:font-name="Kinnari" fo:font-size="15pt" fo:background-color="#ffffff" loext:char-shading-value="0" style:font-size-asian="15pt" style:font-size-complex="15pt"/>
    </style:style>
    <style:style style:name="T25" style:family="text">
      <style:text-properties fo:color="#000000" style:font-name="Kinnari" fo:font-size="15pt" fo:font-weight="normal" fo:background-color="#ffffff" loext:char-shading-value="0" style:font-size-asian="15pt" style:font-size-complex="15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inus Torvalds</text:p>
      <text:p text:style-name="P44">Các câu lệnh - bộ lọc bao gồm các lệnh đã nói đến ở trên cat, more, less, wc, cmp, diff,</text:p>
      <text:p text:style-name="P45">Lệnh Head</text:p>
      <text:p text:style-name="P39"><text:span text:style-name="T1">Lệnh </text:span><text:span text:style-name="Source_20_Text"><text:span text:style-name="T2">head</text:span></text:span><text:span text:style-name="T1"> dùng để xem những dòng đầu của tệp tin (theo mặc định là 10 dòng đầu tiên). Chúng ta có thể thay đổi số dòng bằng cách thêm -n vào sau lệnh </text:span><text:span text:style-name="Source_20_Text"><text:span text:style-name="T2">head</text:span></text:span><text:span text:style-name="T1">. Cách dùng lệnh </text:span><text:span text:style-name="Source_20_Text"><text:span text:style-name="T2">head</text:span></text:span><text:span text:style-name="T1">:</text:span></text:p>
      <text:p text:style-name="P33"><text:span text:style-name="Source_20_Text"><text:span text:style-name="T1">head [tuỳ chọn] file</text:span></text:span></text:p>
      <text:p text:style-name="P31">Trong đó tùy chọn có thể là:</text:p>
      <text:list xml:id="list634591041" text:style-name="L1">
        <text:list-item>
          <text:p text:style-name="P48"><text:span text:style-name="Source_20_Text"><text:span text:style-name="T1">-n, --lines=[-]n</text:span></text:span><text:span text:style-name="T1">: In số dòng n đầu tiên của mỗi tệp</text:span></text:p>
        </text:list-item>
        <text:list-item>
          <text:p text:style-name="P48"><text:span text:style-name="Source_20_Text"><text:span text:style-name="T1">-c, --byte=[-]n</text:span></text:span><text:span text:style-name="T1">: In số byte n đầu tiên của mỗi tệp</text:span></text:p>
        </text:list-item>
        <text:list-item>
          <text:p text:style-name="P48"><text:span text:style-name="Source_20_Text"><text:span text:style-name="T1">-q</text:span></text:span><text:span text:style-name="T1">: Không in tiêu đề xác định tên tệp</text:span></text:p>
        </text:list-item>
        <text:list-item>
          <text:p text:style-name="P48"><text:span text:style-name="Source_20_Text"><text:span text:style-name="T1">-v</text:span></text:span><text:span text:style-name="T1">: Luôn in tiêu đề xác định tên tệp</text:span></text:p>
        </text:list-item>
        <text:list-item>
          <text:p text:style-name="P48"><text:span text:style-name="Source_20_Text"><text:span text:style-name="T1">--help</text:span></text:span><text:span text:style-name="T1">: Hiển thị các trợ giúp</text:span></text:p>
        </text:list-item>
        <text:list-item>
          <text:p text:style-name="P48"><text:span text:style-name="Source_20_Text"><text:span text:style-name="T1">--version</text:span></text:span><text:span text:style-name="T1">: Thông tin về phiên bản và thoát</text:span></text:p>
        </text:list-item>
      </text:list>
      <text:p text:style-name="P28"><text:span text:style-name="T1">Ngoài ra chúng ta có thể tìm hiểu thêm các tùy chọn sử dụng lệnh: </text:span><text:span text:style-name="Source_20_Text"><text:span text:style-name="T2">man head</text:span></text:span></text:p>
      <text:h text:style-name="P40" text:outline-level="2">Lệnh sort :<text:span text:style-name="T5">cho phép sắp xếp các dòng của văn bản theo thứ tự tăng dần</text:span></text:h>
      <text:p text:style-name="P35">cú pháp: sort &lt;tùy chọn &gt; &lt;file&gt;</text:p>
      <text:p text:style-name="P37"><text:soft-page-break/>lệnh uniq:<text:span text:style-name="T5">dùng để bỏ các dòng liên tiếp trùng lặp trong một tệp văn bản </text:span></text:p>
      <text:p text:style-name="P35">cú pháp:</text:p>
      <text:p text:style-name="P35">sort file1 file2 | uniq &gt; file</text:p>
      <text:p text:style-name="P37">Lênhj paste dùng để tạo một tệp duy nhất chứa cả ba cột cột khác nhau được xác định dựa trên dấu cách với các tùy chọn </text:p>
      <text:p text:style-name="P34"><text:span text:style-name="Source_20_Text"><text:span text:style-name="T25">-d</text:span></text:span><text:span text:style-name="T25"> dấu phân cách: Chỉ định danh sách các dấu phân cách được sử dụng thay vì các tab để phân tách các giá trị liên tiếp trên một dòng. Mỗi dấu phân cách được sử dụng lần lượt; khi danh sách đã hết, </text:span><text:span text:style-name="Source_20_Text"><text:span text:style-name="T25">paste</text:span></text:span><text:span text:style-name="T25"> bắt đầu lại ở dấu phân cách đầu tiên.</text:span></text:p>
      <text:list xml:id="list2965604415" text:style-name="L2">
        <text:list-item>
          <text:p text:style-name="P49"><text:span text:style-name="Source_20_Text"><text:span text:style-name="T1">-s</text:span></text:span><text:span text:style-name="T1">: Nối dữ liệu theo chuỗi chứ không phải song song. Theo chiều ngang chứ không phải theo chiều dọc.</text:span></text:p>
        </text:list-item>
      </text:list>
      <text:p text:style-name="P38">lệnh join <text:span text:style-name="T5">kiểm tra các tệp có thong tin chung hay k nếu có nó sẽ tạo ra một bảng kết hợp dũ liệu chung từ 2 bảng trên</text:span></text:p>
      <text:p text:style-name="P36">lệnh split: dùng để chia tách một tệp thành các phân đoạn có kích thước bằng nhau</text:p>
      <text:h text:style-name="P41" text:outline-level="2"><text:bookmark text:name="2-2-lệnh-tail"/>Lệnh tail</text:h>
      <text:p text:style-name="P28"><text:span text:style-name="T1">Lệnh </text:span><text:span text:style-name="Source_20_Text"><text:span text:style-name="T2">tail</text:span></text:span><text:span text:style-name="T1"> dùng để xem những dòng đầu của tệp tin (theo mặc định là 10 dòng). Lệnh </text:span><text:span text:style-name="Source_20_Text"><text:span text:style-name="T2">tail</text:span></text:span><text:span text:style-name="T1"> rất hữu ích khi khắc phục sự cố tệp nhật ký. Cách dùng lệnh </text:span><text:span text:style-name="Source_20_Text"><text:span text:style-name="T2">tail</text:span></text:span><text:span text:style-name="T1">:</text:span></text:p>
      <text:p text:style-name="P33"><text:soft-page-break/><text:span text:style-name="Source_20_Text"><text:span text:style-name="T1">tail [tuỳ chọn] file</text:span></text:span></text:p>
      <text:p text:style-name="P31">Trong đó tùy chọn có thể là:</text:p>
      <text:list xml:id="list1035781349" text:style-name="L3">
        <text:list-item>
          <text:p text:style-name="P50"><text:span text:style-name="Source_20_Text"><text:span text:style-name="T1">-n, --lines=[-]n</text:span></text:span><text:span text:style-name="T1">: In số dòng n cuối cùng của mỗi tệp</text:span></text:p>
        </text:list-item>
        <text:list-item>
          <text:p text:style-name="P50"><text:span text:style-name="Source_20_Text"><text:span text:style-name="T1">-n, --lines=[+]n</text:span></text:span><text:span text:style-name="T1">: In tất cả các dòng từ n về sau</text:span></text:p>
        </text:list-item>
        <text:list-item>
          <text:p text:style-name="P50"><text:span text:style-name="Source_20_Text"><text:span text:style-name="T1">-c, --byte=[-]n</text:span></text:span><text:span text:style-name="T1">: In số byte n đầu cuối cùng mỗi tệp</text:span></text:p>
        </text:list-item>
        <text:list-item>
          <text:p text:style-name="P50"><text:span text:style-name="Source_20_Text"><text:span text:style-name="T1">-q</text:span></text:span><text:span text:style-name="T1">: Không in tiêu đề đầu ra</text:span></text:p>
        </text:list-item>
        <text:list-item>
          <text:p text:style-name="P50"><text:span text:style-name="Source_20_Text"><text:span text:style-name="T1">-f</text:span></text:span><text:span text:style-name="T1">: Tiếp tục đọc tập tin cho đến khi CTRL + C</text:span></text:p>
        </text:list-item>
        <text:list-item>
          <text:p text:style-name="P50"><text:span text:style-name="Source_20_Text"><text:span text:style-name="T1">--help</text:span></text:span><text:span text:style-name="T1">: Hiển thị các trợ giúp</text:span></text:p>
        </text:list-item>
        <text:list-item>
          <text:p text:style-name="P50"><text:span text:style-name="Source_20_Text"><text:span text:style-name="T1">--version</text:span></text:span><text:span text:style-name="T1">: Thông tin về phiên bản và thoát</text:span></text:p>
        </text:list-item>
      </text:list>
      <text:p text:style-name="P9"><text:span text:style-name="T1"><text:line-break/>Lệnh </text:span><text:span text:style-name="Source_20_Text"><text:span text:style-name="T2">less</text:span></text:span><text:span text:style-name="T1"> dùng mở một tệp để đọc tương tác, cho phép di chuyển lên xuống và tìm kiếm. Để mở tệp tin:</text:span></text:p>
      <text:p text:style-name="P33"><text:span text:style-name="Source_20_Text"><text:span text:style-name="T1">less file</text:span></text:span></text:p>
      <text:p text:style-name="P31">Trang lên trang xuống:</text:p>
      <text:list xml:id="list2114688545" text:style-name="L4">
        <text:list-item>
          <text:p text:style-name="P51">Phím Space: di chuyển xuống trang mới</text:p>
        </text:list-item>
        <text:list-item>
          <text:p text:style-name="P51">Phím b: di chuyển lên lại trang phía trên</text:p>
        </text:list-item>
      </text:list>
      <text:p text:style-name="P28"><text:span text:style-name="T1">Lệnh </text:span><text:span text:style-name="Source_20_Text"><text:span text:style-name="T2">less</text:span></text:span><text:span text:style-name="T1"> có thể dùng phím mũi tên trên bàn phím để scroll lên xuống.</text:span></text:p>
      <text:p text:style-name="P31">Di chuyển đến cuối, bắt đầu tập tin:</text:p>
      <text:list xml:id="list2018752483" text:style-name="L5">
        <text:list-item>
          <text:p text:style-name="P52">Phím G: di chuyển đến cuối tập tin</text:p>
        </text:list-item>
        <text:list-item>
          <text:p text:style-name="P52"><text:soft-page-break/>Phím g: di chuyển đến đầu tập tin</text:p>
        </text:list-item>
      </text:list>
      <text:p text:style-name="P31">Tìm kiếm một chuỗi</text:p>
      <text:p text:style-name="P33"><text:span text:style-name="Source_20_Text"><text:span text:style-name="T1">/{chuỗi}</text:span></text:span></text:p>
      <text:p text:style-name="P31">Hay</text:p>
      <text:p text:style-name="P33"><text:span text:style-name="Source_20_Text"><text:span text:style-name="T1">?{chuỗi}</text:span></text:span></text:p>
      <text:p text:style-name="P31">Theo dõi đầu ra của tệp hiện đang mở:</text:p>
      <text:list xml:id="list3198498921" text:style-name="L6">
        <text:list-item>
          <text:p text:style-name="P53">Phím F</text:p>
        </text:list-item>
      </text:list>
      <text:p text:style-name="P31">Mở tệp hiện tại trong trình chỉnh sửa:</text:p>
      <text:list xml:id="list2793715388" text:style-name="L7">
        <text:list-item>
          <text:p text:style-name="P54">Phím v</text:p>
        </text:list-item>
      </text:list>
      <text:p text:style-name="P31">Thoát tệp hiện tại:</text:p>
      <text:list xml:id="list3600213384" text:style-name="L8">
        <text:list-item>
          <text:p text:style-name="P55">Phím q</text:p>
        </text:list-item>
      </text:list>
      <text:h text:style-name="P10" text:outline-level="2"><text:bookmark text:name="grep"/>grep</text:h>
      <text:p text:style-name="P26"><text:span text:style-name="Source_20_Text"><text:span text:style-name="T3">grep</text:span></text:span><text:span text:style-name="T3">( </text:span><text:span text:style-name="Strong_20_Emphasis"><text:span text:style-name="T3">G</text:span></text:span><text:span text:style-name="T3"> lobal </text:span><text:span text:style-name="Strong_20_Emphasis"><text:span text:style-name="T3">R</text:span></text:span><text:span text:style-name="T3"> egular </text:span><text:span text:style-name="Strong_20_Emphasis"><text:span text:style-name="T3">E</text:span></text:span><text:span text:style-name="T3"> xpression </text:span><text:span text:style-name="Strong_20_Emphasis"><text:span text:style-name="T3">P</text:span></text:span><text:span text:style-name="T3"> rint) được sử dụng để tìm kiếm các thuật ngữ cụ thể trong một tệp.</text:span></text:p>
      <text:p text:style-name="P26"><text:span text:style-name="T3">Khác với </text:span><text:span text:style-name="Source_20_Text"><text:span text:style-name="T3">awk</text:span></text:span><text:span text:style-name="T3">và </text:span><text:span text:style-name="Source_20_Text"><text:span text:style-name="T3">sed</text:span></text:span><text:span text:style-name="T3">, </text:span><text:span text:style-name="Source_20_Text"><text:span text:style-name="T3">grep</text:span></text:span><text:span text:style-name="T3">không thể thêm / sửa đổi / xóa văn bản trong một tệp cụ thể. Nhưng nó hữu ích khi chúng ta chỉ muốn tìm kiếm và lọc ra các trận đấu.</text:span></text:p>
      <text:p text:style-name="P12"><text:soft-page-break/>Sử dụng điển hình</text:p>
      <text:p text:style-name="P29"><text:span text:style-name="Source_20_Text"><text:span text:style-name="T4"># print every line that contains the word 'test'</text:span></text:span></text:p>
      <text:p text:style-name="P29"><text:span text:style-name="Source_20_Text"><text:span text:style-name="T3">grep 'test' file.txt</text:span></text:span></text:p>
      <text:list xml:id="list3595433364" text:style-name="L9">
        <text:list-item>
          <text:p text:style-name="P56"><text:span text:style-name="Source_20_Text"><text:span text:style-name="T3">-E</text:span></text:span><text:span text:style-name="T3">/ </text:span><text:span text:style-name="Source_20_Text"><text:span text:style-name="T3">-P</text:span></text:span><text:span text:style-name="T3">: Sử dụng cú pháp biểu thức chính quy tương thích mở rộng / Perl.</text:span></text:p>
        </text:list-item>
        <text:list-item>
          <text:p text:style-name="P56"><text:span text:style-name="Source_20_Text"><text:span text:style-name="T3">-n</text:span></text:span><text:span text:style-name="T3">: Hiển thị số dòng trước mỗi dòng.</text:span></text:p>
        </text:list-item>
        <text:list-item>
          <text:p text:style-name="P56"><text:span text:style-name="Source_20_Text"><text:span text:style-name="T3">-o</text:span></text:span><text:span text:style-name="T3">: Chỉ hiển thị phân đoạn khớp của dòng.</text:span></text:p>
        </text:list-item>
        <text:list-item>
          <text:p text:style-name="P56"><text:span text:style-name="Source_20_Text"><text:span text:style-name="T3">-v</text:span></text:span><text:span text:style-name="T3">: In tất cả các dòng </text:span><text:span text:style-name="Emphasis"><text:span text:style-name="T3">KHÔNG</text:span></text:span><text:span text:style-name="T3"> khớp với mẫu tìm kiếm.</text:span></text:p>
        </text:list-item>
        <text:list-item>
          <text:p text:style-name="P56"><text:span text:style-name="Source_20_Text"><text:span text:style-name="T3">-c</text:span></text:span><text:span text:style-name="T3">: Hiển thị số lượng dòng có chứa mẫu tìm kiếm.</text:span></text:p>
        </text:list-item>
        <text:list-item>
          <text:p text:style-name="P56"><text:span text:style-name="Source_20_Text"><text:span text:style-name="T3">-i</text:span></text:span><text:span text:style-name="T3">: Bỏ qua trường hợp.</text:span></text:p>
        </text:list-item>
        <text:list-item>
          <text:h text:style-name="P57" text:outline-level="1"><text:bookmark text:name="3-lệnh-wc"/>3. Lệnh wc</text:h>
        </text:list-item>
      </text:list>
      <text:p text:style-name="P28"><text:span text:style-name="T1">Lệnh </text:span><text:span text:style-name="Source_20_Text"><text:span text:style-name="T2">wc</text:span></text:span><text:span text:style-name="T1"> dùng đến từ, byte hoặc dòng. Cú pháp của lệnh </text:span><text:span text:style-name="Source_20_Text"><text:span text:style-name="T2">wc</text:span></text:span></text:p>
      <text:p text:style-name="P33"><text:span text:style-name="Source_20_Text"><text:span text:style-name="T1">wc [tùy chọn] file</text:span></text:span></text:p>
      <text:p text:style-name="P28"><text:span text:style-name="T1">Các tùy chọn phổ biến của lệnh </text:span><text:span text:style-name="Source_20_Text"><text:span text:style-name="T2">wc</text:span></text:span><text:span text:style-name="T1"> thông qua bảng sau:</text:span></text:p>
      <table:table table:name="Table1" table:style-name="Table1">
        <table:table-column table:style-name="Table1.A"/>
        <table:table-column table:style-name="Table1.B"/>
        <table:table-header-rows>
          <table:table-row>
            <table:table-cell table:style-name="Table1.A1" office:value-type="string">
              <text:p text:style-name="P42">Tùy chọn</text:p>
            </table:table-cell>
            <table:table-cell table:style-name="Table1.A1" office:value-type="string">
              <text:p text:style-name="P42">Chức năng</text:p>
            </table:table-cell>
          </table:table-row>
        </table:table-header-rows>
        <table:table-row>
          <table:table-cell table:style-name="Table1.A2" office:value-type="string">
            <text:p text:style-name="Table_20_Contents"><text:span text:style-name="Source_20_Text"><text:span text:style-name="T24">-l</text:span></text:span></text:p>
          </table:table-cell>
          <table:table-cell table:style-name="Table1.A2" office:value-type="string">
            <text:p text:style-name="P46">Hiển thị số lượng dòng</text:p>
          </table:table-cell>
        </table:table-row>
        <table:table-row>
          <table:table-cell table:style-name="Table1.A2" office:value-type="string">
            <text:p text:style-name="Table_20_Contents"><text:span text:style-name="Source_20_Text"><text:span text:style-name="T24">-c</text:span></text:span></text:p>
          </table:table-cell>
          <table:table-cell table:style-name="Table1.A2" office:value-type="string">
            <text:p text:style-name="P46">Hiển thị số lượng <text:soft-page-break/>byte</text:p>
          </table:table-cell>
        </table:table-row>
        <table:table-row>
          <table:table-cell table:style-name="Table1.A2" office:value-type="string">
            <text:p text:style-name="Table_20_Contents"><text:span text:style-name="Source_20_Text"><text:span text:style-name="T24">-w</text:span></text:span></text:p>
          </table:table-cell>
          <table:table-cell table:style-name="Table1.A2" office:value-type="string">
            <text:p text:style-name="P46">Hiển thị số lượng từ</text:p>
          </table:table-cell>
        </table:table-row>
      </table:table>
      <text:p text:style-name="P28"><text:span text:style-name="T1">Các chức năng của lệnh </text:span><text:span text:style-name="Source_20_Text"><text:span text:style-name="T2">wc</text:span></text:span><text:span text:style-name="T1">:</text:span></text:p>
      <text:list xml:id="list805759974" text:style-name="L10">
        <text:list-item>
          <text:h text:style-name="P58" text:outline-level="1"><text:bookmark text:name="4-lệnh-cut"/>4. Lệnh cut</text:h>
        </text:list-item>
      </text:list>
      <text:p text:style-name="P28"><text:span text:style-name="T1">Lệnh </text:span><text:span text:style-name="Source_20_Text"><text:span text:style-name="T2">cut</text:span></text:span><text:span text:style-name="T1"> được sử dụng thao tác với tệp dựa trên cột và được thiết kế để trích xuất các cột cụ thể. Dấu phân cách cột mặc định là ký tự tab</text:span></text:p>
      <text:p text:style-name="P28"><text:span text:style-name="T1">Chúng ta thực hiện các ví dụ về lệnh </text:span><text:span text:style-name="Source_20_Text"><text:span text:style-name="T2">cut</text:span></text:span></text:p>
      <text:p text:style-name="P32">Ví dụ 1: Cắt mười sáu ký tự đầu tiên của mỗi dòng STDIN:</text:p>
      <text:p text:style-name="P30"><text:span text:style-name="Source_20_Text"><text:span text:style-name="T24">[root@test1 ~]# echo "This is a filetest" | cut -c 1-16</text:span></text:span></text:p>
      <text:p text:style-name="P30"><text:span text:style-name="Source_20_Text"><text:span text:style-name="T24">This is a filete</text:span></text:span></text:p>
      <text:p text:style-name="P2">Toán tử test và điều kiện của biểu thức</text:p>
      <text:p text:style-name="P2">Biểu thức điều kiện, sử dụng trong toán tử test, được xây dựng trên cơ sở kiểm</text:p>
      <text:p text:style-name="P2">tra thuộc tính tập tin, so sánh các dòng và các so sánh số học thông thường. Biểu</text:p>
      <text:p text:style-name="P2"><text:soft-page-break/>thức phức tạp hơn được tạo ra từ các thao tác đơn và kép sau (“những viên gạch</text:p>
      <text:p text:style-name="P1"><text:span text:style-name="Source_20_Text"><text:span text:style-name="T24">cơ sở”):</text:span></text:span></text:p>
      <text:p text:style-name="P2">-a file</text:p>
      <text:p text:style-name="P3">Đúng nếu tập tin có tên file tồn tại.</text:p>
      <text:p text:style-name="P3">b file</text:p>
      <text:p text:style-name="P3">Đúng nếu file tồn tại, và là một tập tin thiết bị khối (block device) đặc</text:p>
      <text:p text:style-name="P3">biệt.</text:p>
      <text:p text:style-name="P3"> -c file</text:p>
      <text:p text:style-name="P3">Đúng nếu file tồn tại, và là một tập tin thiết bị ký tự (charater device) đặc</text:p>
      <text:p text:style-name="P3">biệt.</text:p>
      <text:p text:style-name="P3"> -d file</text:p>
      <text:p text:style-name="P3"><text:soft-page-break/>Đúng nếu file tồn tại và là một thư mục.</text:p>
      <text:p text:style-name="P3"> -e file</text:p>
      <text:p text:style-name="P3">Đúng nếu tập tin có tên file tồn tại.</text:p>
      <text:p text:style-name="P3"> -f file</text:p>
      <text:p text:style-name="P3">Đúng nếu tập tin có tên file tồn tại và là một tập tin thông thường.</text:p>
      <text:p text:style-name="P3"> -g file</text:p>
      <text:p text:style-name="P3">Đúng nếu tập tin có tên file tồn tại và được đặt bit thay đổi nhóm.</text:p>
      <text:p text:style-name="P3"> -h file hay -L file</text:p>
      <text:p text:style-name="P3">Đúng nếu tập tin có tên file tồn tại và là liên kết mềm (liên kết tượng</text:p>
      <text:p text:style-name="P3">trưng).</text:p>
      <text:p text:style-name="P3"> -k file</text:p>
      <text:p text:style-name="P3">Đúng nếu tập tin có tên file tồn tại và được đặt bit sticky.</text:p>
      <text:p text:style-name="P3"><text:soft-page-break/> -p file Đúng nếu tập tin có tên file tồn tại và là tên của một ống (kênh FIFO).</text:p>
      <text:p text:style-name="P3"> -p file Đúng nếu tập tin có tên file tồn tại và là tên của một ống (kênh FIFO).</text:p>
      <text:p text:style-name="P3"> -r file Đúng nếu tập tin có tên file tồn tại và có quyền đọc.</text:p>
      <text:p text:style-name="P3"> -s file Đúng nếu tập tin có tên file tồn tại và kích thước lớn hơn không.</text:p>
      <text:p text:style-name="P3"> -t fd Đúng nếu bộ mô tả của tập tin (fd) mở và chỉ lên terminal.</text:p>
      <text:p text:style-name="P3"> -u file Đúng nếu tập tin có tên file tồn tại và được đặt bit thay đổi người dùng.</text:p>
      <text:p text:style-name="P2">w file Đúng nếu tập tin có tên file tồn tại và có quyền ghi.</text:p>
      <text:p text:style-name="P3"> -x file Đúng nếu tập tin có tên file tồn tại và có quyền thực thi.</text:p>
      <text:p text:style-name="P4">lệnh ps là lệnh liệt kê tiến trình đang chay trên hệ thống</text:p>
      <text:p text:style-name="P4">với các chế độ lọc và hiển thị có sẵn</text:p>
      <text:p text:style-name="P5"><text:soft-page-break/>top hoạt động giống như tash manager của window đưa ra tất cả tài nguyên của hệ thống</text:p>
      <text:p text:style-name="P6"><text:span text:style-name="T6">top</text:span> là câu lệnh dùng để <text:span text:style-name="T6">xem việc sử dụng tài nguyên hệ thống với các quy trình sử dụng nhiều cpu hệ thống nhất</text:span></text:p>
      <text:p text:style-name="P7">htop là câu lệnh liệt kê các chương trình sử dụng cpu hệ thống theo dạng bảng dễ nhìn hơn</text:p>
      <text:p text:style-name="P7">ps:liệt kê các tiến trình đang chay trên hệ thống</text:p>
      <text:p text:style-name="P7">Ps -A là liệt kê tất cả các chương trình đang chạy trên hệ thống</text:p>
      <text:h text:style-name="P11" text:outline-level="2"><text:bookmark text:name="mcetoc_1dbff68v8a"/>Hiển thị tất cả các tiến trình root</text:h>
      <text:p text:style-name="P27"><text:bookmark text:name="pre11"/><text:span text:style-name="Source_20_Text"><text:span text:style-name="T3">ps -f -U root -u root</text:span></text:span></text:p>
      <text:p text:style-name="P7"/>
      <text:p text:style-name="P8">killing processes: là <text:span text:style-name="T7">một câu lệnh dùng để xóa một tiến trình đang chạy trên hệ thống</text:span></text:p>
      <text:p text:style-name="P14"><text:bookmark text:name="docs-internal-guid-ff8fa79c-7fff-edc4-eb9f-ef73a426e056"/>Foreground and Background Processes: </text:p>
      <text:p text:style-name="P14"><text:soft-page-break/>foreground: là quy trình tiền cảnh là bất kì tác vụ nào bạn chạy trục tiếp <text:span text:style-name="T8">v</text:span>à chờ cho nó hoàn thành một quy trình nền hiển thị một số loại giao diện người dùng hỗ trợ tương tác người dùng đang diễn ra trong các quy trình khác thực thi một tác vụ cà đóng băng máy tính khi hoàn thành nhiệm vụ</text:p>
      <text:p text:style-name="P14">background :là quá trình nền là ta có thể nhập nhiều lệnh lần lượt để chạy lênhj dưới dạng quá trình nền nhập lệnh và thêm khoảng trắng và dấu vào cuối lệnh </text:p>
      <text:p text:style-name="P15">quản lý tiến trình: là quản trị viên hệ thống muốn chạy chương trình trên nền hệ thống để tiếp tục làm việc với lênhj của mình trong khi quá trình nền hoàn thành công việc của nó <text:s/>bằng câu lênh: yes &gt; <text:s/>/del/null</text:p>
      <text:p text:style-name="P16">các tiến trình trên linux:</text:p>
      <text:p text:style-name="P16">tiến trình tương tác:là tiến trình khởi đôngj và quản lý bởi shell kể cả forceground và background </text:p>
      <text:p text:style-name="P16">tiến trình đc thực hiện theo lô: là tiến trình không gắn liền đến bàn điều khiển và nằm trong hàng đợi để thực hiện </text:p>
      <text:p text:style-name="P16">tiến trình ẩn bộ nhớ: là các tiến trình chạy ẩn bên dưới hệ thống background và tự động chạy khi chương trình bắt đầu khởi độngĐa số các chương trình server cho các dịch vụ chạy theo phương thức này. Đây <text:soft-page-break/>là các chương trình sau khi được gọi lên bộ nhớ, đợi (thụ động) các yêu cầu từ các chương trình khách (client) để trả lời sau các cổng xác định (cổng là khái niệm gắn liền với giao thức TCP/IP BSD socket). Hầu hết các dịch vụ trên Internet như Mail, Web, Domain Name Service ... đều được thi hành theo nguyên tắc này. Các chương trình loại này được gọi là các chương trình daemon và tên của nó thường kết thúc bằng ký tự “d” như named, inerd …</text:p>
      <text:p text:style-name="P17">trình quản lý gói Debyan </text:p>
      <text:p text:style-name="P17">Một trình quản lý gói đc sd để tìm kiếm cài đặt gỡ bỏ. trình quản lý goái cảu redhat sd các tệp .rpm.trình bày quản lý gói debian sd .deb các tập tin như bạn sẽ thấy bên dưới trình uản lý gói không phải lúc nào cũng là một chương trình mà là số tiện ích đc sd để thực hiện các chức năng liên quan đến các gói khác nhau (cài đặt, tìm kiếm)</text:p>
      <text:p text:style-name="P17">debian sd ba tiện ich chính apt- công cụ gói năng cao trình quản lý gói chính trên các hệ thống debian đc sd để truy xuất/cài đặt, xóa hoặc tìm kiếm gói </text:p>
      <text:p text:style-name="P17">dpkg:là tiền thân của apt nhưng vẫn đc sd một số chức năng</text:p>
      <text:p text:style-name="P17">de<text:span text:style-name="T9">s</text:span>elect:một giao diện điều khiển chương trình sd cả apt và dpkgat</text:p>
      <text:p text:style-name="P18"><text:soft-page-break/><text:span text:style-name="T11">/ Cài đặt các file .deb </text:span><text:span text:style-name="T10">File này rất dễ cài, bạn chỉ cần click đúp vào file và trình cài đặt phần mềm trên hệ thống tự mở, click “Install Package” và chờ quá trình cài đặt hoàn tất.</text:span></text:p>
      <text:p text:style-name="P18"><text:span text:style-name="T12">Chú ý:</text:span><text:span text:style-name="T10"> một số phần mềm yêu cầu máy phải cài sẵn một số Dependency, nếu không đủ các Dependency lúc cài đặt sẽ báo lỗi. Để giải quyết vấn đề Dependency với file .deb nhanh gọn có thể sử dụng gói Gdebi</text:span></text:p>
      <text:p text:style-name="P13"><text:span text:style-name="T13">Đây là một ứng dụng có giao diện người dùng, nó cho phép bạn cài đặt các gói .deb đã dowload sẵn và nằm trên HDD, còn các anageDependency phải kết nối Internet đề Gdebi tự tìm và download giúp bạn. Gdebi cũng có thể chạy trong chế độ non-GUI bằng cách chuyển tới folder chứa file .deb và gõ sudo gdebi package_name.deb tại nhắc lệnh và vẫn có khả năng giải quyết các dependency.</text:span><text:span text:style-name="T20"><text:line-break/></text:span><text:span text:style-name="T15">2/ Cài đặt các file .rpm </text:span><text:span text:style-name="T13">Bạn nên sử dụng gói Alien để chuyển từ .rpm sang .deb cho dễ cài đặt <text:s/>Mở Terminal lên, gõ vào </text:span><text:span text:style-name="T15">sudo apt-get install alien</text:span><text:span text:style-name="T13"> đề download và cài đặt gói Alien thông qua tiện ích quản lý gói APT Gõ vào </text:span><text:a xlink:type="simple" xlink:href="https://www.gocit.vn/bai-viet/tag/password/" office:target-frame-name="_blank" xlink:show="new" text:style-name="Internet_20_link" text:visited-style-name="Visited_20_Internet_20_Link"><text:span text:style-name="T14">Password</text:span></text:a><text:span text:style-name="T13"> ứng với User bạn đang Logon. Gõ ‘y’ để đồng ý cài đặt gói Alien Sau khi cài xong Alien, bạn move file .rpm tới Desktop rồi mở Terminal, gõ </text:span><text:span text:style-name="T15">cd Desktop </text:span><text:span text:style-name="T13">Bây giờ, gõ sudo </text:span><text:span text:style-name="T15">alien -k filename.rpm</text:span><text:span text:style-name="T13"> để convert từ file .rpm -&gt; .deb. Sau đó bạn cài file .deb như trên</text:span></text:p>
      <text:p text:style-name="P19">file hệ thống của linux:gồm cáo các file hệ thống sau: ext2, ext3,ext4,jfs,reiserfs,xfs,btrfs</text:p>
      <text:p text:style-name="P19">ext2,3,4:<text:span text:style-name="T16">Là phirn bản tích lũy của extended filesystem(ext):gồm phiên bản mở rộng phiên bản cải tiến và ext4</text:span></text:p>
      <text:p text:style-name="P20"><text:soft-page-break/>jfs: đc phát triển bởi IBM AIX UNIX đc sd nhưu là một thay thế cho hệ thoóng ext jfs là một thay thế cho ext4 hiện tại và đc sd khi cần sự ổn định vs việc sd ít tài nguyên khi cpu bị hạn chế jfs sẽ có ích</text:p>
      <text:p text:style-name="P20">reiserfs:đc giới thiệu để thay thế cho ext3 với hiệu suất đc cải thiện và các tính năng cao <text:span text:style-name="T17">reiserfs hỗ trợ mở rộng hệ thống têp một cách linh hoạt </text:span><text:s/></text:p>
      <text:p text:style-name="P21">xfs là một jfs tốc độ cao nhằm xử lý I/O song song (NASA vẫn sd)</text:p>
      <text:p text:style-name="P21">btrfs:hệ thống tệp b-tree(btrfs) tập trung vào khả năng chịu lỗi hệ thống sửa chữa cấu hình lưu trữ lớn và vẫn đang đc phát triển (nhưng btrfs k đc khuyến nghị cho hệ thống sx)</text:p>
      <text:p text:style-name="P22"><text:span text:style-name="T18">Btrfs có các chức năng :tự kiểm tra và sửa lỗi cấu trúc file hệ thống ,chống phân mảnh dữ liệu kiểm tra và khắc phục lỗi của dữ liệu bằng các bảng dự phòng, hỗ trợ cơ chế cloning(kể cả tập tin), </text:span><text:span text:style-name="T19">hỗ trợ subvolume và snapshot, hỗ trợ incremental backup </text:span><text:span text:style-name="T21">So với ext4, Btrfs hoạt động ổn định, tin cậy và dễ quản lí hơn. Btrfs file system thích hợp cho các server doanh nghiệp, đặc biệt là NAS do hiệu suất cao, tạo snapshot nhanh chóng và nhiều tính năng khác.</text:span></text:p>
      <text:p text:style-name="P23"><text:span text:style-name="T21">fsck: đ</text:span><text:span text:style-name="T22">c dùng để kiểm tra tùy chon sửa chữa một hoặc nhiều hệ thống tập tin </text:span></text:p>
      <text:p text:style-name="P25">có ba chế độ hđ của fsck:kiểm tra lỗi và nhắc ng dùng tương tác để quyết định các vấn đề riêng lẻ </text:p>
      <text:p text:style-name="P25"><text:soft-page-break/>kiểm tra lỗi và cố gắng tự động sửa bất kìa lỗi nào </text:p>
      <text:p text:style-name="P25">kiểm tra lỗi và không cố găng sửa chúng nhưng hiển thị các lỗi trên đầu ra tiêu chuẩn</text:p>
      <text:p text:style-name="P24"><text:span text:style-name="T21">liệt kê phân cùng trong hệ thống </text:span><text:span text:style-name="T23">sudo fdisk -l </text:span></text:p>
      <text:p text:style-name="P24"><text:span text:style-name="T21">kiểm tra phân vùng đang sử dụng </text:span><text:span text:style-name="T23">fsck / dev / sda</text:span></text:p>
      <text:p text:style-name="P2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ans-serif"/>
    <style:font-face style:name="Lohit Devanagari1" svg:font-family="'Lohit Devanagari'"/>
    <style:font-face style:name="Open Sans" svg:font-family="'Open Sans', sans-serif"/>
    <style:font-face style:name="Tahoma"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08:59:15.479464195</meta:creation-date>
    <dc:date>2019-08-08T17:35:48.247286172</dc:date>
    <meta:editing-duration>PT9H34M25S</meta:editing-duration>
    <meta:editing-cycles>9</meta:editing-cycles>
    <meta:generator>LibreOffice/6.0.7.3$Linux_X86_64 LibreOffice_project/00m0$Build-3</meta:generator>
    <meta:document-statistic meta:table-count="1" meta:image-count="0" meta:object-count="0" meta:page-count="15" meta:paragraph-count="157" meta:word-count="2466" meta:character-count="11021" meta:non-whitespace-character-count="8732"/>
  </office:meta>
</office:document-meta>
</file>